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1577231116_test_best_scores_other_metric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948410696266398" calcext:value-type="float">
            <text:p>0.948410696266398</text:p>
          </table:table-cell>
          <table:table-cell office:value-type="float" office:value="0.949097291875627" calcext:value-type="float">
            <text:p>0.949097291875627</text:p>
          </table:table-cell>
          <table:table-cell office:value-type="float" office:value="0.94838386369331" calcext:value-type="float">
            <text:p>0.94838386369331</text:p>
          </table:table-cell>
          <table:table-cell office:value-type="float" office:value="0.94874044366462" calcext:value-type="float">
            <text:p>0.94874044366462</text:p>
          </table:table-cell>
          <table:table-cell table:formula="of:=[.A2]" office:value-type="string" office:string-value="give_model_50" calcext:value-type="string">
            <text:p>give_model_50</text:p>
          </table:table-cell>
          <table:table-cell/>
          <table:table-cell table:formula="of:=[.E2]-[.$E$11]" office:value-type="float" office:value="-0.000955246311780789" calcext:value-type="float">
            <text:p>-0.000955246311781</text:p>
          </table:table-cell>
          <table:table-cell table:formula="of:=[.H2]*100" office:value-type="float" office:value="-0.0955246311780789" calcext:value-type="float">
            <text:p>-0.095524631178079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950050454086781" calcext:value-type="float">
            <text:p>0.950050454086781</text:p>
          </table:table-cell>
          <table:table-cell office:value-type="float" office:value="0.947919262397209" calcext:value-type="float">
            <text:p>0.947919262397209</text:p>
          </table:table-cell>
          <table:table-cell office:value-type="float" office:value="0.953144575294412" calcext:value-type="float">
            <text:p>0.953144575294412</text:p>
          </table:table-cell>
          <table:table-cell office:value-type="float" office:value="0.950524737631184" calcext:value-type="float">
            <text:p>0.950524737631184</text:p>
          </table:table-cell>
          <table:table-cell table:formula="of:=[.A3]" office:value-type="string" office:string-value="give_model_50000" calcext:value-type="string">
            <text:p>give_model_50000</text:p>
          </table:table-cell>
          <table:table-cell/>
          <table:table-cell table:formula="of:=[.E3]-[.$E$11]" office:value-type="float" office:value="0.000829047654783976" calcext:value-type="float">
            <text:p>0.000829047654784</text:p>
          </table:table-cell>
          <table:table-cell table:formula="of:=[.H3]*100" office:value-type="float" office:value="0.0829047654783976" calcext:value-type="float">
            <text:p>0.082904765478398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office:value-type="float" office:value="0.950681130171544" calcext:value-type="float">
            <text:p>0.950681130171544</text:p>
          </table:table-cell>
          <table:table-cell office:value-type="float" office:value="0.944005920078934" calcext:value-type="float">
            <text:p>0.944005920078934</text:p>
          </table:table-cell>
          <table:table-cell office:value-type="float" office:value="0.958907541969431" calcext:value-type="float">
            <text:p>0.958907541969431</text:p>
          </table:table-cell>
          <table:table-cell office:value-type="float" office:value="0.951398384089496" calcext:value-type="float">
            <text:p>0.951398384089496</text:p>
          </table:table-cell>
          <table:table-cell table:formula="of:=[.A4]" office:value-type="string" office:string-value="give_model_61" calcext:value-type="string">
            <text:p>give_model_61</text:p>
          </table:table-cell>
          <table:table-cell/>
          <table:table-cell table:formula="of:=[.E4]-[.$E$11]" office:value-type="float" office:value="0.00170269411309598" calcext:value-type="float">
            <text:p>0.001702694113096</text:p>
          </table:table-cell>
          <table:table-cell table:formula="of:=[.H4]*100" office:value-type="float" office:value="0.170269411309598" calcext:value-type="float">
            <text:p>0.170269411309598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949545913218971" calcext:value-type="float">
            <text:p>0.949545913218971</text:p>
          </table:table-cell>
          <table:table-cell office:value-type="float" office:value="0.950112810228127" calcext:value-type="float">
            <text:p>0.950112810228127</text:p>
          </table:table-cell>
          <table:table-cell office:value-type="float" office:value="0.949636682535705" calcext:value-type="float">
            <text:p>0.949636682535705</text:p>
          </table:table-cell>
          <table:table-cell office:value-type="float" office:value="0.949874686716792" calcext:value-type="float">
            <text:p>0.949874686716792</text:p>
          </table:table-cell>
          <table:table-cell table:formula="of:=[.A5]" office:value-type="string" office:string-value="give_model_30" calcext:value-type="string">
            <text:p>give_model_30</text:p>
          </table:table-cell>
          <table:table-cell/>
          <table:table-cell table:formula="of:=[.E5]-[.$E$11]" office:value-type="float" office:value="0.000178996740391679" calcext:value-type="float">
            <text:p>0.000178996740392</text:p>
          </table:table-cell>
          <table:table-cell table:formula="of:=[.H5]*100" office:value-type="float" office:value="0.0178996740391679" calcext:value-type="float">
            <text:p>0.017899674039168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950176589303734" calcext:value-type="float">
            <text:p>0.950176589303734</text:p>
          </table:table-cell>
          <table:table-cell office:value-type="float" office:value="0.94593253968254" calcext:value-type="float">
            <text:p>0.94593253968254</text:p>
          </table:table-cell>
          <table:table-cell office:value-type="float" office:value="0.955650212979203" calcext:value-type="float">
            <text:p>0.955650212979203</text:p>
          </table:table-cell>
          <table:table-cell office:value-type="float" office:value="0.950766546179733" calcext:value-type="float">
            <text:p>0.950766546179733</text:p>
          </table:table-cell>
          <table:table-cell table:formula="of:=[.A6]" office:value-type="string" office:string-value="give_model_40" calcext:value-type="string">
            <text:p>give_model_40</text:p>
          </table:table-cell>
          <table:table-cell/>
          <table:table-cell table:formula="of:=[.E6]-[.$E$11]" office:value-type="float" office:value="0.0010708562033328" calcext:value-type="float">
            <text:p>0.001070856203333</text:p>
          </table:table-cell>
          <table:table-cell table:formula="of:=[.H6]*100" office:value-type="float" office:value="0.10708562033328" calcext:value-type="float">
            <text:p>0.10708562033328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949672048435923" calcext:value-type="float">
            <text:p>0.949672048435923</text:p>
          </table:table-cell>
          <table:table-cell office:value-type="float" office:value="0.957230142566191" calcext:value-type="float">
            <text:p>0.957230142566191</text:p>
          </table:table-cell>
          <table:table-cell office:value-type="float" office:value="0.942119769481333" calcext:value-type="float">
            <text:p>0.942119769481333</text:p>
          </table:table-cell>
          <table:table-cell office:value-type="float" office:value="0.949614850359894" calcext:value-type="float">
            <text:p>0.949614850359894</text:p>
          </table:table-cell>
          <table:table-cell table:formula="of:=[.A7]" office:value-type="string" office:string-value="give_model_50001" calcext:value-type="string">
            <text:p>give_model_50001</text:p>
          </table:table-cell>
          <table:table-cell/>
          <table:table-cell table:formula="of:=[.E7]-[.$E$11]" office:value-type="float" office:value="-0.0000808396165064007" calcext:value-type="float">
            <text:p>-8.08396165064007E-05</text:p>
          </table:table-cell>
          <table:table-cell table:formula="of:=[.H7]*100" office:value-type="float" office:value="-0.00808396165064007" calcext:value-type="float">
            <text:p>-0.00808396165064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office:value-type="float" office:value="0.949167507568113" calcext:value-type="float">
            <text:p>0.949167507568113</text:p>
          </table:table-cell>
          <table:table-cell office:value-type="float" office:value="0.944499504459861" calcext:value-type="float">
            <text:p>0.944499504459861</text:p>
          </table:table-cell>
          <table:table-cell office:value-type="float" office:value="0.955149085442245" calcext:value-type="float">
            <text:p>0.955149085442245</text:p>
          </table:table-cell>
          <table:table-cell office:value-type="float" office:value="0.949794443752336" calcext:value-type="float">
            <text:p>0.949794443752336</text:p>
          </table:table-cell>
          <table:table-cell table:formula="of:=[.A8]" office:value-type="string" office:string-value="give_model_60" calcext:value-type="string">
            <text:p>give_model_60</text:p>
          </table:table-cell>
          <table:table-cell/>
          <table:table-cell table:formula="of:=[.E8]-[.$E$11]" office:value-type="float" office:value="0.0000987537759353785" calcext:value-type="float">
            <text:p>9.87537759353785E-05</text:p>
          </table:table-cell>
          <table:table-cell table:formula="of:=[.H8]*100" office:value-type="float" office:value="0.00987537759353785" calcext:value-type="float">
            <text:p>0.009875377593538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949293642785066" calcext:value-type="float">
            <text:p>0.949293642785066</text:p>
          </table:table-cell>
          <table:table-cell office:value-type="float" office:value="0.94583850931677" calcext:value-type="float">
            <text:p>0.94583850931677</text:p>
          </table:table-cell>
          <table:table-cell office:value-type="float" office:value="0.95389626659985" calcext:value-type="float">
            <text:p>0.95389626659985</text:p>
          </table:table-cell>
          <table:table-cell office:value-type="float" office:value="0.949850299401198" calcext:value-type="float">
            <text:p>0.949850299401198</text:p>
          </table:table-cell>
          <table:table-cell table:formula="of:=[.A9]" office:value-type="string" office:string-value="give_model_41" calcext:value-type="string">
            <text:p>give_model_41</text:p>
          </table:table-cell>
          <table:table-cell/>
          <table:table-cell table:formula="of:=[.E9]-[.$E$11]" office:value-type="float" office:value="0.00015460942479717" calcext:value-type="float">
            <text:p>0.000154609424797</text:p>
          </table:table-cell>
          <table:table-cell table:formula="of:=[.H9]*100" office:value-type="float" office:value="0.015460942479717" calcext:value-type="float">
            <text:p>0.015460942479717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951059535822401" calcext:value-type="float">
            <text:p>0.951059535822401</text:p>
          </table:table-cell>
          <table:table-cell office:value-type="float" office:value="0.947577639751553" calcext:value-type="float">
            <text:p>0.947577639751553</text:p>
          </table:table-cell>
          <table:table-cell office:value-type="float" office:value="0.955650212979203" calcext:value-type="float">
            <text:p>0.955650212979203</text:p>
          </table:table-cell>
          <table:table-cell office:value-type="float" office:value="0.951596806387225" calcext:value-type="float">
            <text:p>0.951596806387225</text:p>
          </table:table-cell>
          <table:table-cell table:formula="of:=[.A10]" office:value-type="string" office:string-value="give_model_20" calcext:value-type="string">
            <text:p>give_model_20</text:p>
          </table:table-cell>
          <table:table-cell/>
          <table:table-cell table:formula="of:=[.E10]-[.$E$11]" office:value-type="float" office:value="0.00190111641082513" calcext:value-type="float">
            <text:p>0.001901116410825</text:p>
          </table:table-cell>
          <table:table-cell table:formula="of:=[.H10]*100" office:value-type="float" office:value="0.190111641082513" calcext:value-type="float">
            <text:p>0.190111641082513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948915237134208" calcext:value-type="float">
            <text:p>0.948915237134208</text:p>
          </table:table-cell>
          <table:table-cell office:value-type="float" office:value="0.941625615763547" calcext:value-type="float">
            <text:p>0.941625615763547</text:p>
          </table:table-cell>
          <table:table-cell office:value-type="float" office:value="0.957905286895515" calcext:value-type="float">
            <text:p>0.957905286895515</text:p>
          </table:table-cell>
          <table:table-cell office:value-type="float" office:value="0.9496956899764" calcext:value-type="float">
            <text:p>0.9496956899764</text:p>
          </table:table-cell>
          <table:table-cell table:formula="of:=[.A11]" office:value-type="string" office:string-value="give_model_10" calcext:value-type="string">
            <text:p>give_model_10</text:p>
          </table:table-cell>
          <table:table-cell/>
          <table:table-cell table:formula="of:=[.E11]-[.$E$11]" office:value-type="float" office:value="0" calcext:value-type="float">
            <text:p>0</text:p>
          </table:table-cell>
          <table:table-cell table:formula="of:=[.H11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899470232088799" calcext:value-type="float">
            <text:p>0.899470232088799</text:p>
          </table:table-cell>
          <table:table-cell office:value-type="float" office:value="0.900652282990467" calcext:value-type="float">
            <text:p>0.900652282990467</text:p>
          </table:table-cell>
          <table:table-cell office:value-type="float" office:value="0.89952392883989" calcext:value-type="float">
            <text:p>0.89952392883989</text:p>
          </table:table-cell>
          <table:table-cell office:value-type="float" office:value="0.900087752287828" calcext:value-type="float">
            <text:p>0.900087752287828</text:p>
          </table:table-cell>
          <table:table-cell table:formula="of:=[.A12]" office:value-type="string" office:string-value="give_model_00" calcext:value-type="string">
            <text:p>give_model_00</text:p>
          </table:table-cell>
          <table:table-cell/>
          <table:table-cell table:formula="of:=[.E12]-[.$E$11]" office:value-type="float" office:value="-0.0496079376885729" calcext:value-type="float">
            <text:p>-0.049607937688573</text:p>
          </table:table-cell>
          <table:table-cell table:formula="of:=[.H12]*100" office:value-type="float" office:value="-4.96079376885729" calcext:value-type="float">
            <text:p>-4.9607937688572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2])" office:value-type="float" office:value="0.951059535822401" calcext:value-type="float">
            <text:p>0.951059535822401</text:p>
          </table:table-cell>
          <table:table-cell table:formula="of:=MAX([.C2:.C12])" office:value-type="float" office:value="0.957230142566191" calcext:value-type="float">
            <text:p>0.957230142566191</text:p>
          </table:table-cell>
          <table:table-cell table:formula="of:=MAX([.D2:.D12])" office:value-type="float" office:value="0.958907541969431" calcext:value-type="float">
            <text:p>0.958907541969431</text:p>
          </table:table-cell>
          <table:table-cell table:formula="of:=MAX([.E2:.E12])" office:value-type="float" office:value="0.951596806387225" calcext:value-type="float">
            <text:p>0.951596806387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LOOKUP</text:p>
          </table:table-cell>
          <table:table-cell table:style-name="ce1" table:formula="of:=VLOOKUP([.B15];[.B2:.F12];5;0)" office:value-type="string" office:string-value="give_model_20" calcext:value-type="string">
            <text:p>give_model_20</text:p>
          </table:table-cell>
          <table:table-cell table:style-name="ce1" table:formula="of:=VLOOKUP([.C15];[.C2:.F12];4;0)" office:value-type="string" office:string-value="give_model_50001" calcext:value-type="string">
            <text:p>give_model_50001</text:p>
          </table:table-cell>
          <table:table-cell table:style-name="ce1" table:formula="of:=VLOOKUP([.D15];[.D2:.F12];3;0)" office:value-type="string" office:string-value="give_model_61" calcext:value-type="string">
            <text:p>give_model_61</text:p>
          </table:table-cell>
          <table:table-cell table:style-name="ce1" table:formula="of:=VLOOKUP([.E15];[.E2:.F12];2;0)" office:value-type="string" office:string-value="give_model_20" calcext:value-type="string">
            <text:p>give_model_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25T15:55:30.211742257</dc:date>
    <meta:editing-duration>PT3M28S</meta:editing-duration>
    <meta:editing-cycles>1</meta:editing-cycles>
    <meta:document-statistic meta:table-count="1" meta:cell-count="104" meta:object-count="0"/>
  </office:meta>
</office:document-meta>
</file>